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P1" style:family="paragraph" style:parent-style-name="Normal">
      <style:paragraph-properties fo:text-align="center"/>
    </style:style>
  </office:automatic-styles>
  <office:body>
    <office:text>
      <text:p text:style-name="P1">Part 1</text:p>
      <text:p text:style-name="P1">•••</text:p>
      <text:p text:style-name="P1">1.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1.2</text:p>
      <text:p text:style-name="P1"/>
      <text:p text:style-name="Normal">Do mirrors ever lie? That’s what she was wondering while looking at one, in the girls’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the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ut of the ordinary.</text:p>
      <text:p text:style-name="Normal">“Sigh...” she gave up her search and exited the restroom for good, somewhat disappointed. After all, whenever she entered the school premises, she always made sure to become someone else; it wouldn’t do to show her true self to others. </text:p>
      <text:p text:style-name="Normal"><text:span text:style-name="T1">Well, </text:span>not that she could do otherwise even if she tried; there were lots of things she wasn’t good at, and being honest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A~ah,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And as she turned to face you,</text:p>
      <text:p text:style-name="Normal">“Huh!? Why are you here??” Was reality listening to her? <text:span text:style-name="T1">Impossible. Am I dreaming? I must be dreaming.</text:span> She slapped herself: *smack!* It hurt. She wasn’t dreaming.</text:p>
      <text:p text:style-name="Normal">And as usual, barring a chuckle, you looked unfazed by her antics and waited a moment for her to calm down. And when she did,</text:p>
      <text:p text:style-name="Normal">“Hi!” you greeted her.</text:p>
      <text:p text:style-name="Normal">“S-sorry, I thought I was seeing things for a second, ahah... Hi...” she greeted you. Being equal-parts embarrassed and flustered, looking you in the eye wasn’t an option.</text:p>
      <text:p text:style-name="Normal">“No worries, and sorry for surprising you,” you didn’t look sorry at all though. In fact, from the few glimpses she could catch of your face, you were all smiles.</text:p>
      <text:p text:style-name="Normal">“... You did that on purpose, didn’t you?” she asked, now a tiny bit angry.</text:p>
      <text:p text:style-name="Normal">“Yes!” you answered without hesitation, beaming a smile that clearly expressed you’d do it again if you could.</text:p>
      <text:p text:style-name="Normal">“Ngh...” she could only groan and clench her fists in protest. In the meantime, her eyes —which had been searching for a place to settle— fell on the large stack of paper you were carrying in your hands.</text:p>
      <text:p text:style-name="Normal">You followed her line of sight,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